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 fo:language="en" fo:country="GB"/>
    </style:style>
    <style:style style:name="P6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 fo:language="en" fo:country="GB"/>
    </style:style>
    <style:style style:name="P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9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10" style:parent-style-name="Normal" style:family="paragraph">
      <style:paragraph-properties fo:text-align="justify" fo:text-indent="0.4916in"/>
    </style:style>
    <style:style style:name="T11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12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13" style:parent-style-name="Normal" style:family="paragraph">
      <style:paragraph-properties fo:text-align="justify" fo:text-indent="0.4916in"/>
      <style:text-properties style:font-name="Arial" style:font-name-complex="Arial" fo:font-size="14pt" style:font-size-asian="14pt" style:font-size-complex="14pt"/>
    </style:style>
    <style:style style:name="P1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 fo:language="en" fo:country="GB"/>
    </style:style>
    <style:style style:name="P15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 fo:language="en" fo:country="GB"/>
    </style:style>
    <style:style style:name="P1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7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18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19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20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21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22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 fo:language="en" fo:country="GB"/>
    </style:style>
    <style:style style:name="P23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 fo:language="en" fo:country="GB"/>
    </style:style>
    <style:style style:name="P2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 fo:language="en" fo:country="GB"/>
    </style:style>
    <style:style style:name="P25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 fo:language="en" fo:country="GB"/>
    </style:style>
    <style:style style:name="P26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27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2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9" style:parent-style-name="Normal" style:family="paragraph">
      <style:paragraph-properties fo:text-align="justify"/>
    </style:style>
    <style:style style:name="T30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31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32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33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34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35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36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37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3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39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40" style:parent-style-name="Normal" style:family="paragraph">
      <style:paragraph-properties fo:text-align="center"/>
    </style:style>
    <style:style style:name="T41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text-properties style:font-name="Arial" style:font-name-complex="Arial" fo:font-size="14pt" style:font-size-asian="14pt" style:font-size-complex="14pt"/>
    </style:style>
    <style:style style:name="P43" style:parent-style-name="Normal" style:family="paragraph">
      <style:text-properties style:font-name="Arial" style:font-name-complex="Arial" fo:font-size="14pt" style:font-size-asian="14pt" style:font-size-complex="14pt" fo:language="fr" fo:country="FR"/>
    </style:style>
    <style:style style:name="P44" style:parent-style-name="Normal" style:family="paragraph">
      <style:paragraph-properties fo:text-align="end"/>
      <style:text-properties style:font-name="Arial" style:font-name-complex="Arial" fo:font-size="14pt" style:font-size-asian="14pt" style:font-size-complex="14pt" fo:language="en" fo:country="GB"/>
    </style:style>
    <style:style style:name="P45" style:parent-style-name="Normal" style:family="paragraph">
      <style:paragraph-properties fo:text-align="center"/>
    </style:style>
    <style:style style:name="T46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7" style:parent-style-name="Normal" style:family="paragraph">
      <style:text-properties style:font-name="Arial" style:font-name-complex="Arial" fo:font-size="14pt" style:font-size-asian="14pt" style:font-size-complex="14pt"/>
    </style:style>
    <style:style style:name="P48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49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50" style:parent-style-name="Normal" style:family="paragraph">
      <style:paragraph-properties fo:text-align="center"/>
    </style:style>
    <style:style style:name="T51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2" style:parent-style-name="Normal" style:family="paragraph">
      <style:text-properties style:font-name="Arial" style:font-name-complex="Arial" fo:font-size="14pt" style:font-size-asian="14pt" style:font-size-complex="14pt"/>
    </style:style>
    <style:style style:name="P53" style:parent-style-name="Normal" style:family="paragraph">
      <style:text-properties style:font-name="Arial" style:font-name-complex="Arial" fo:font-size="14pt" style:font-size-asian="14pt" style:font-size-complex="14pt"/>
    </style:style>
    <style:style style:name="P54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T55" style:parent-style-name="Policepardéfaut" style:family="text">
      <style:text-properties style:font-name="Arial" style:font-name-complex="Arial" fo:font-size="14pt" style:font-size-asian="14pt" style:font-size-complex="14pt" fo:language="en" fo:country="GB"/>
    </style:style>
    <style:style style:name="T56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57" style:parent-style-name="Normal" style:family="paragraph">
      <style:text-properties style:font-name="Arial" style:font-name-complex="Arial" fo:font-size="14pt" style:font-size-asian="14pt" style:font-size-complex="14pt"/>
    </style:style>
    <style:style style:name="P58" style:parent-style-name="Normal" style:family="paragraph">
      <style:text-properties style:font-name="Arial" style:font-name-complex="Arial" fo:font-size="14pt" style:font-size-asian="14pt" style:font-size-complex="14pt"/>
    </style:style>
    <style:style style:name="P59" style:parent-style-name="Normal" style:family="paragraph">
      <style:text-properties style:font-name="Arial" style:font-name-complex="Arial" fo:font-size="14pt" style:font-size-asian="14pt" style:font-size-complex="14pt"/>
    </style:style>
    <style:style style:name="P60" style:parent-style-name="Normal" style:family="paragraph">
      <style:text-properties style:font-name="Arial" style:font-name-complex="Arial" fo:font-size="14pt" style:font-size-asian="14pt" style:font-size-complex="14pt"/>
    </style:style>
    <style:style style:name="P61" style:parent-style-name="Normal" style:family="paragraph">
      <style:text-properties style:font-name="Arial" style:font-name-complex="Arial" fo:font-size="14pt" style:font-size-asian="14pt" style:font-size-complex="14pt"/>
    </style:style>
    <style:style style:name="P62" style:parent-style-name="Normal" style:family="paragraph">
      <style:text-properties style:font-name="Arial" style:font-name-complex="Arial" fo:font-size="14pt" style:font-size-asian="14pt" style:font-size-complex="14pt"/>
    </style:style>
    <style:style style:name="P6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text-properties style:font-name="Arial" style:font-name-complex="Arial" fo:font-size="14pt" style:font-size-asian="14pt" style:font-size-complex="14pt"/>
    </style:style>
    <style:style style:name="P65" style:parent-style-name="Normal" style:family="paragraph">
      <style:text-properties style:font-name="Arial" style:font-name-complex="Arial" fo:font-size="14pt" style:font-size-asian="14pt" style:font-size-complex="14pt"/>
    </style:style>
    <style:style style:name="P66" style:parent-style-name="Normal" style:family="paragraph">
      <style:text-properties style:font-name="Arial" style:font-name-complex="Arial" fo:font-size="14pt" style:font-size-asian="14pt" style:font-size-complex="14pt"/>
    </style:style>
    <style:style style:name="P67" style:parent-style-name="Normal" style:family="paragraph">
      <style:text-properties style:font-name="Arial" style:font-name-complex="Arial" fo:font-size="14pt" style:font-size-asian="14pt" style:font-size-complex="14pt"/>
    </style:style>
    <style:style style:name="P68" style:parent-style-name="Normal" style:family="paragraph">
      <style:text-properties style:font-name="Arial" style:font-name-complex="Arial" fo:font-size="14pt" style:font-size-asian="14pt" style:font-size-complex="14pt"/>
    </style:style>
    <style:style style:name="P69" style:parent-style-name="Normal" style:family="paragraph">
      <style:text-properties style:font-name="Arial" style:font-name-complex="Arial" fo:font-size="14pt" style:font-size-asian="14pt" style:font-size-complex="14pt"/>
    </style:style>
    <style:style style:name="P70" style:parent-style-name="Normal" style:family="paragraph">
      <style:paragraph-properties fo:text-align="center"/>
    </style:style>
    <style:style style:name="T71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text-properties style:font-name="Arial" style:font-name-complex="Arial" fo:font-size="14pt" style:font-size-asian="14pt" style:font-size-complex="14pt"/>
    </style:style>
    <style:style style:name="P73" style:parent-style-name="Normal" style:family="paragraph">
      <style:text-properties style:font-name="Arial" style:font-name-complex="Arial" fo:font-size="14pt" style:font-size-asian="14pt" style:font-size-complex="14pt" fo:language="fr" fo:country="FR"/>
    </style:style>
    <style:style style:name="P74" style:parent-style-name="Normal" style:family="paragraph">
      <style:text-properties style:font-name="Arial" style:font-name-complex="Arial" fo:font-size="14pt" style:font-size-asian="14pt" style:font-size-complex="14pt"/>
    </style:style>
    <style:style style:name="P75" style:parent-style-name="Normal" style:family="paragraph">
      <style:text-properties style:font-name="Arial" style:font-name-complex="Arial" fo:font-size="14pt" style:font-size-asian="14pt" style:font-size-complex="14pt"/>
    </style:style>
    <style:style style:name="P7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text-properties style:font-name="Arial" style:font-name-complex="Arial" fo:font-size="14pt" style:font-size-asian="14pt" style:font-size-complex="14pt"/>
    </style:style>
    <style:style style:name="P78" style:parent-style-name="Normal" style:family="paragraph">
      <style:text-properties style:font-name="Arial" style:font-name-complex="Arial" fo:font-size="14pt" style:font-size-asian="14pt" style:font-size-complex="14pt" fo:language="it" fo:country="IT"/>
    </style:style>
    <style:style style:name="T79" style:parent-style-name="Policepardéfaut" style:family="text">
      <style:text-properties style:font-name="Arial" style:font-name-complex="Arial" fo:font-size="14pt" style:font-size-asian="14pt" style:font-size-complex="14pt" fo:language="it" fo:country="IT"/>
    </style:style>
    <style:style style:name="T80" style:parent-style-name="Policepardéfaut" style:family="text">
      <style:text-properties style:font-name="Arial" style:font-name-complex="Arial" fo:font-size="14pt" style:font-size-asian="14pt" style:font-size-complex="14pt" fo:language="en" fo:country="GB"/>
    </style:style>
    <style:style style:name="P81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T82" style:parent-style-name="Policepardéfaut" style:family="text">
      <style:text-properties style:font-name="Arial" style:font-name-complex="Arial" fo:font-size="14pt" style:font-size-asian="14pt" style:font-size-complex="14pt" fo:language="en" fo:country="GB"/>
    </style:style>
    <style:style style:name="T83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84" style:parent-style-name="Normal" style:family="paragraph">
      <style:text-properties style:font-name="Arial" style:font-name-complex="Arial" fo:font-size="14pt" style:font-size-asian="14pt" style:font-size-complex="14pt"/>
    </style:style>
    <style:style style:name="T85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86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87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88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<text:span text:style-name="T2">Estruturas de Dados em C++: Arrays e Vetores</text:span></text:p>
      <text:p text:style-name="P3">Arrays (ou matrizes) são usados para armazenar múltiplos valores em uma única variável, evitando a declaração de uma variável separada para cada valor. Para declarar um array, defina o tipo de dado, o nome do array seguido de colchetes, e especifique o número de elementos que ele deve armazenar:</text:p>
      <text:p text:style-name="P4"/>
      <text:p text:style-name="P5">string people[5] = {"user1", "user2", "user3", "user4", "user5"};</text:p>
      <text:p text:style-name="P6"/>
      <text:p text:style-name="P7">Acessar e Modificar Elementos</text:p>
      <text:p text:style-name="P8">Para alterar o valor de um elemento específico, use o número do índice. Lembre-se de que, em C++, os índices começam em 0(zero)</text:p>
      <text:p text:style-name="P9">people[0] = "user0";</text:p>
      <text:p text:style-name="P10"><text:span text:style-name="T11">Nota</text:span><text:span text:style-name="T12">: O número de elementos pode ser omitido, mas é recomendado para evitar erros de compilação:</text:span></text:p>
      <text:p text:style-name="P13"/>
      <text:p text:style-name="P14">string people[] = {"user1", "user2", "user3", "user4", "user5"};</text:p>
      <text:p text:style-name="P15"/>
      <text:p text:style-name="P16">Imprimir Valores</text:p>
      <text:p text:style-name="P17">Usando cout, você pode imprimir um valor específico:</text:p>
      <text:p text:style-name="P18">cout &lt;&lt; people[1]; // Exibe "user2"</text:p>
      <text:p text:style-name="P19"/>
      <text:p text:style-name="P20">Para imprimir todos os valores, utilize um loop for:</text:p>
      <text:p text:style-name="P21"/>
      <text:p text:style-name="P22">string cars[5] = {"Volvo", "BMW", "Ford", "Mazda", "Tesla"};</text:p>
      <text:p text:style-name="P23"/>
      <text:p text:style-name="P24">for (int i = 0; i &lt; 5; i++) {</text:p>
      <text:p text:style-name="P25"><text:s text:c="2"/>cout &lt;&lt; cars[i] &lt;&lt; "\n";</text:p>
      <text:p text:style-name="P26">}</text:p>
      <text:p text:style-name="P27"/>
      <text:p text:style-name="P28">Tamanho Fixo<text:s/>&amp;<text:s/>Dinâmico</text:p>
      <text:p text:style-name="P29"><text:span text:style-name="T30">Arrays em C++ possuem<text:s/></text:span><text:span text:style-name="T31">tamanho fixo</text:span><text:span text:style-name="T32">, ou seja, não é possível adicionar ou remover elementos após sua criação. Para operações dinâmicas, como adicionar ou remover elementos, C++ fornece<text:s/></text:span><text:span text:style-name="T33">vetores</text:span><text:span text:style-name="T34">, que podem redimensionar conforme necessário. Vetores estão na biblioteca &lt;</text:span><text:span text:style-name="T35">vetor</text:span><text:span text:style-name="T36">&gt; e oferecem muitas funções úteis.</text:span></text:p>
      <text:p text:style-name="P37"/>
      <text:p text:style-name="P38">Obter o tamanho de uma matriz</text:p>
      <text:p text:style-name="P39"/>
      <text:p text:style-name="P40"><text:span text:style-name="T41">Tamanho de Arrays com sizeof():</text:span></text:p>
      <text:p text:style-name="P42">A função sizeof() retorna o tamanho em bytes. Para arrays de int, com 4 bytes por elemento, multiplicamos pelo número de elementos para obter o total de bytes.</text:p>
      <text:p text:style-name="P43">int myNumbers[5] = {10, 20, 30, 40, 50};</text:p>
      <text:p text:style-name="P44">cout &lt;&lt; sizeof(myNumbers); <text:s/>// 20 bytes, pois 5 elementos * 4 bytes cada = 20</text:p>
      <text:p text:style-name="P45"><text:span text:style-name="T46">Descobrir o Número de Elementos de um Array:</text:span></text:p>
      <text:p text:style-name="P47">Para obter o número de elementos, dividimos o tamanho total pelo tamanho de um elemento.</text:p>
      <text:p text:style-name="P48">int getArrayLength = sizeof(myNumbers) / sizeof(myNumbers[0]);</text:p>
      <text:p text:style-name="P49"/>
      <text:p text:style-name="P50"><text:span text:style-name="T51">Loop Sustentável em Arrays:</text:span></text:p>
      <text:p text:style-name="P52">Em vez de usar um valor fixo para o loop, calcular o tamanho do array permite mais flexibilidade.</text:p>
      <text:p text:style-name="P53"/>
      <text:p text:style-name="P54">for (int i = 0; i &lt; sizeof(myNumbers) / sizeof(myNumbers[0]); i++) {</text:p>
      <text:p text:style-name="Normal"><text:span text:style-name="T55"><text:s text:c="2"/></text:span><text:span text:style-name="T56">cout &lt;&lt; myNumbers[i] &lt;&lt; "\n";</text:span></text:p>
      <text:p text:style-name="P57">}</text:p>
      <text:p text:style-name="P58">Ou com o for-each introduzido no C++11:</text:p>
      <text:soft-page-break/>
      <text:p text:style-name="P59">for (int i : myNumbers) {</text:p>
      <text:p text:style-name="P60"><text:s text:c="2"/>cout &lt;&lt; i &lt;&lt; "\n";</text:p>
      <text:p text:style-name="P61">}</text:p>
      <text:p text:style-name="P62"/>
      <text:p text:style-name="P63">Arrays Multidimensionais:</text:p>
      <text:p text:style-name="P64"><text:s/>Para definir arrays multidimensionais, basta adicionar mais conjuntos de colchetes, e cada conjunto adiciona uma dimensão.</text:p>
      <text:p text:style-name="P65">string letters[2][4] = {</text:p>
      <text:p text:style-name="P66"><text:s text:c="2"/>{ "A", "B", "C", "D" },</text:p>
      <text:p text:style-name="P67"><text:s text:c="2"/>{ "E", "F", "G", "H" }</text:p>
      <text:p text:style-name="P68">};</text:p>
      <text:p text:style-name="P69"/>
      <text:p text:style-name="P70"><text:span text:style-name="T71">Acessar e Alterar Elementos:</text:span></text:p>
      <text:p text:style-name="P72">Utilize índices para acessar ou modificar um valor em cada dimensão.</text:p>
      <text:p text:style-name="P73">cout &lt;&lt; letters[0][2]; <text:s/>// Saída: "C"</text:p>
      <text:p text:style-name="P74">letters[0][0] = "Z";</text:p>
      <text:p text:style-name="P75"/>
      <text:p text:style-name="P76">Loops em Arrays Multidimensionais:</text:p>
      <text:p text:style-name="P77"><text:s/>Cada dimensão requer um loop separado.</text:p>
      <text:p text:style-name="P78">for (int i = 0; i &lt; 2; i++) {</text:p>
      <text:p text:style-name="Normal"><text:span text:style-name="T79"><text:s text:c="2"/></text:span><text:span text:style-name="T80">for (int j = 0; j &lt; 4; j++) {</text:span></text:p>
      <text:p text:style-name="P81"><text:s text:c="4"/>cout &lt;&lt; letters[i][j] &lt;&lt; "\n";</text:p>
      <text:p text:style-name="Normal"><text:span text:style-name="T82"><text:s text:c="2"/></text:span><text:span text:style-name="T83">}</text:span></text:p>
      <text:p text:style-name="P84">}</text:p>
      <text:p text:style-name="Normal"><text:span text:style-name="T85"><text:s text:c="2"/></text:span><text:span text:style-name="T86">Uso Prático - Batalha Naval:</text:span><text:span text:style-name="T87"><text:s/>Arrays multidimensionais são úteis para criar estruturas como um tabuleiro de jogo. No exemplo de Batalha Naval, o jogador escolhe coordenadas para encontrar navios, e o jogo rastreia acertos e tentativas.</text:span></text:p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language="pt" fo:country="PT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language="pt" fo:country="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ra Costa</meta:initial-creator>
    <dc:creator>Vera Costa</dc:creator>
    <meta:creation-date>2024-10-25T09:17:00Z</meta:creation-date>
    <dc:date>2024-10-26T05:47:00Z</dc:date>
    <meta:template xlink:href="Normal" xlink:type="simple"/>
    <meta:editing-cycles>2</meta:editing-cycles>
    <meta:editing-duration>PT0S</meta:editing-duration>
    <meta:document-statistic meta:page-count="3" meta:paragraph-count="6" meta:word-count="466" meta:character-count="3026" meta:row-count="21" meta:non-whitespace-character-count="2566"/>
  </office:meta>
</office:document-meta>
</file>